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, 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9229in" table:align="left"/>
    </style:style>
    <style:style style:name="Таблица2.A" style:family="table-column">
      <style:table-column-properties style:column-width="0.2326in"/>
    </style:style>
    <style:style style:name="Таблица2.B" style:family="table-column">
      <style:table-column-properties style:column-width="1.3056in"/>
    </style:style>
    <style:style style:name="Таблица2.C" style:family="table-column">
      <style:table-column-properties style:column-width="0.7375in"/>
    </style:style>
    <style:style style:name="Таблица2.D" style:family="table-column">
      <style:table-column-properties style:column-width="0.9451in"/>
    </style:style>
    <style:style style:name="Таблица2.E" style:family="table-column">
      <style:table-column-properties style:column-width="1.0903in"/>
    </style:style>
    <style:style style:name="Таблица2.F" style:family="table-column">
      <style:table-column-properties style:column-width="0.7049in"/>
    </style:style>
    <style:style style:name="Таблица2.G" style:family="table-column">
      <style:table-column-properties style:column-width="0.6007in"/>
    </style:style>
    <style:style style:name="Таблица2.H" style:family="table-column">
      <style:table-column-properties style:column-width="0.4007in"/>
    </style:style>
    <style:style style:name="Таблица2.I" style:family="table-column">
      <style:table-column-properties style:column-width="0.3465in"/>
    </style:style>
    <style:style style:name="Таблица2.J" style:family="table-column">
      <style:table-column-properties style:column-width="0.559in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J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/>
      <style:text-properties fo:color="#000000" style:font-name="Times New Roman1" fo:font-size="8pt" fo:language="ru" fo:country="RU" style:font-size-asian="8pt" style:font-size-complex="8pt"/>
    </style:style>
    <style:style style:name="P3" style:family="paragraph" style:parent-style-name="Table_20_Contents">
      <style:text-properties fo:color="#000000" style:font-name="Times New Roman1" fo:font-size="8pt" fo:language="ru" fo:country="RU" style:font-size-asian="8pt" style:font-size-complex="8pt"/>
    </style:style>
    <style:style style:name="P4" style:family="paragraph" style:parent-style-name="Table_20_Contents">
      <style:paragraph-properties fo:line-height="115%"/>
      <style:text-properties style:font-name="Times New Roman1" fo:font-size="8pt" fo:language="ru" fo:country="RU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9985776" text:id="ct179985776">
          <text:insertion>
            <office:change-info>
              <dc:creator>sebastian </dc:creator>
              <dc:date>2011-05-22T19:08:00</dc:date>
            </office:change-info>
          </text:insertion>
        </text:changed-region>
        <text:changed-region xml:id="ct179994264" text:id="ct179994264">
          <text:insertion>
            <office:change-info>
              <dc:creator>sebastian </dc:creator>
              <dc:date>2011-05-22T19:09:00</dc:date>
            </office:change-info>
          </text:insertion>
        </text:changed-region>
        <text:changed-region xml:id="ct180009272" text:id="ct180009272">
          <text:insertion>
            <office:change-info>
              <dc:creator>sebastian </dc:creator>
              <dc:date>2011-05-22T19:36:00</dc:date>
            </office:change-info>
          </text:insertion>
        </text:changed-region>
        <text:changed-region xml:id="ct179987288" text:id="ct179987288">
          <text:insertion>
            <office:change-info>
              <dc:creator>sebastian </dc:creator>
              <dc:date>2011-05-22T19:27:00</dc:date>
            </office:change-info>
          </text:insertion>
        </text:changed-region>
        <text:changed-region xml:id="ct179986320" text:id="ct179986320">
          <text:insertion>
            <office:change-info>
              <dc:creator>sebastian </dc:creator>
              <dc:date>2011-05-22T19:27:00</dc:date>
            </office:change-info>
          </text:insertion>
        </text:changed-region>
        <text:changed-region xml:id="ct179601344" text:id="ct179601344">
          <text:insertion>
            <office:change-info>
              <dc:creator>sebastian </dc:creator>
              <dc:date>2011-05-22T19:27:00</dc:date>
            </office:change-info>
          </text:insertion>
        </text:changed-region>
        <text:changed-region xml:id="ct179601544" text:id="ct179601544">
          <text:insertion>
            <office:change-info>
              <dc:creator>sebastian </dc:creator>
              <dc:date>2011-05-22T19:28:00</dc:date>
            </office:change-info>
          </text:insertion>
        </text:changed-region>
        <text:changed-region xml:id="ct179601744" text:id="ct179601744">
          <text:insertion>
            <office:change-info>
              <dc:creator>sebastian </dc:creator>
              <dc:date>2011-05-22T19:29:00</dc:date>
            </office:change-info>
          </text:insertion>
        </text:changed-region>
        <text:changed-region xml:id="ct179986416" text:id="ct179986416">
          <text:insertion>
            <office:change-info>
              <dc:creator>sebastian </dc:creator>
              <dc:date>2011-05-22T19:29:00</dc:date>
            </office:change-info>
          </text:insertion>
        </text:changed-region>
        <text:changed-region xml:id="ct180004136" text:id="ct180004136">
          <text:insertion>
            <office:change-info>
              <dc:creator>sebastian </dc:creator>
              <dc:date>2011-05-22T19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естр рецептов, отпущенных аптекой за октябрь 2010г. Постановление №890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J1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5">№</text:p>
          </table:table-cell>
          <table:table-cell table:style-name="Таблица2.A2" office:value-type="string">
            <text:p text:style-name="P3">ФИО застрахованного лица</text:p>
          </table:table-cell>
          <table:table-cell table:style-name="Таблица2.A2" office:value-type="string">
            <text:p text:style-name="P4">Дата рождения</text:p>
          </table:table-cell>
          <table:table-cell table:style-name="Таблица2.A2" office:value-type="string">
            <text:p text:style-name="P4">ЛПУ</text:p>
          </table:table-cell>
          <table:table-cell table:style-name="Таблица2.A2" office:value-type="string">
            <text:p text:style-name="P4">ФИО Врача</text:p>
          </table:table-cell>
          <table:table-cell table:style-name="Таблица2.A2" office:value-type="string">
            <text:p text:style-name="P4">Заболевание</text:p>
          </table:table-cell>
          <table:table-cell table:style-name="Таблица2.A2" office:value-type="string">
            <text:p text:style-name="P4">Препарат</text:p>
          </table:table-cell>
          <table:table-cell table:style-name="Таблица2.A2" office:value-type="string">
            <text:p text:style-name="P4">Цена</text:p>
          </table:table-cell>
          <table:table-cell table:style-name="Таблица2.A2" office:value-type="string">
            <text:p text:style-name="P5">Кол-во</text:p>
          </table:table-cell>
          <table:table-cell table:style-name="Таблица2.J2" office:value-type="string">
            <text:p text:style-name="P5">Сумма</text:p>
          </table:table-cell>
        </table:table-row>
        <table:table-row>
          <table:table-cell table:style-name="Таблица2.A2" office:value-type="string">
            <text:p text:style-name="P5"><text:change-start text:change-id="ct179985776"/>str(recipe.id)<text:change-end text:change-id="ct179985776"/><office:annotation><dc:creator>sebastian </dc:creator><dc:date>2011-05-11T18:24:59</dc:date><text:p text:style-name="P6"><text:span text:style-name="T1">do row for recipe in recipes</text:span></text:p></office:annotation></text:p>
          </table:table-cell>
          <table:table-cell table:style-name="Таблица2.A2" office:value-type="string">
            <text:p text:style-name="P5"><text:change-start text:change-id="ct179994264"/>repr(recipe.patient)<text:change-end text:change-id="ct179994264"/></text:p>
          </table:table-cell>
          <table:table-cell table:style-name="Таблица2.A2" office:value-type="string">
            <text:p text:style-name="P5"><text:change-start text:change-id="ct180009272"/>recipe.patient.birth_date.strftime("%d.%m.%Y")<text:change-end text:change-id="ct180009272"/></text:p>
          </table:table-cell>
          <table:table-cell table:style-name="Таблица2.A2" office:value-type="string">
            <text:p text:style-name="P5"><text:change-start text:change-id="ct179987288"/>repr(recipe.m_organisation)<text:change-end text:change-id="ct179987288"/></text:p>
          </table:table-cell>
          <table:table-cell table:style-name="Таблица2.A2" office:value-type="string">
            <text:p text:style-name="P5"><text:change-start text:change-id="ct179986320"/>repr(recipe.doctor)<text:change-end text:change-id="ct179986320"/></text:p>
          </table:table-cell>
          <table:table-cell table:style-name="Таблица2.A2" office:value-type="string">
            <text:p text:style-name="P5"><text:change-start text:change-id="ct179601344"/>repr(recipe.ill)<text:change-end text:change-id="ct179601344"/></text:p>
          </table:table-cell>
          <table:table-cell table:style-name="Таблица2.A2" office:value-type="string">
            <text:p text:style-name="P5"><text:change-start text:change-id="ct179601544"/>repr(recipe.sale.maps[0].drug)<text:change-end text:change-id="ct179601544"/></text:p>
          </table:table-cell>
          <table:table-cell table:style-name="Таблица2.A2" office:value-type="string">
            <text:p text:style-name="P5"><text:change-start text:change-id="ct179601744"/>str(recipe.sale.maps[0].drug.price)<text:change-end text:change-id="ct179601744"/></text:p>
          </table:table-cell>
          <table:table-cell table:style-name="Таблица2.A2" office:value-type="string">
            <text:p text:style-name="P5"><text:change-start text:change-id="ct179986416"/>str(recipe.sale.maps[0].count)<text:change-end text:change-id="ct179986416"/></text:p>
          </table:table-cell>
          <table:table-cell table:style-name="Таблица2.J2" office:value-type="string">
            <text:p text:style-name="P5"><text:change-start text:change-id="ct180004136"/>str(recipe.sale.maps[0].drug.price*recipe.sale.maps[0].count)<text:change-end text:change-id="ct18000413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, 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1-05-11T17:23:53</meta:creation-date>
    <meta:generator>LibreOffice/3.3$Linux LibreOffice_project/330m19$Build-202</meta:generator>
    <dc:date>2011-05-22T19:51:19</dc:date>
    <dc:creator>sebastian </dc:creator>
    <meta:editing-duration>PT1H11M51S</meta:editing-duration>
    <meta:editing-cycles>32</meta:editing-cycles>
    <meta:document-statistic meta:table-count="1" meta:image-count="0" meta:object-count="0" meta:page-count="1" meta:paragraph-count="21" meta:word-count="34" meta:character-count="456"/>
  </office:meta>
</office:document-meta>
</file>